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4"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style>
    <style:style style:name="P7" style:family="paragraph" style:parent-style-name="Standard">
      <style:paragraph-properties fo:margin-left="0cm" fo:margin-right="0cm" fo:margin-top="0cm" fo:margin-bottom="0cm" fo:orphans="2" fo:widows="2" fo:text-indent="0cm" style:auto-text-indent="false" fo:padding="0cm" fo:border="none"/>
    </style:style>
    <style:style style:name="P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2" style:family="paragraph" style:parent-style-name="Text_20_body">
      <style:paragraph-properties fo:margin-left="0cm" fo:margin-right="0cm" fo:margin-top="0cm" fo:margin-bottom="0cm" fo:orphans="2" fo:widows="2" fo:text-indent="0cm" style:auto-text-indent="false"/>
    </style:style>
    <style:style style:name="P13"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7"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8"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19"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3">drum roll sound</text:p>
      <text:p text:style-name="P3">explosion sound</text:p>
      <text:p text:style-name="P3">powder keg</text:p>
      <text:p text:style-name="P3">metal arc for making sparks curly metal sharpener thing</text:p>
      <text:p text:style-name="P3">pub babble - into panic screach chairs when lit</text:p>
      <text:p text:style-name="P3">free irish drinking music backgrounfd</text:p>
      <text:p text:style-name="P3">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3">corountines</text:p>
      <text:p text:style-name="P3">statics</text:p>
      <text:p text:style-name="P3"/>
      <text:p text:style-name="P3">drum roll sound</text:p>
      <text:p text:style-name="P3">explosion sound</text:p>
      <text:p text:style-name="P3">powder keg</text:p>
      <text:p text:style-name="P3">metal arc for making sparks curly metal sharpener thing</text:p>
      <text:p text:style-name="P3"><text:soft-page-break/>pub babble - into panic screach chairs when lit</text:p>
      <text:p text:style-name="P3">free irish drinking music backgrounfd</text:p>
      <text:p text:style-name="P3">lit fuse sound</text:p>
      <text:p text:style-name="P3"/>
      <text:p text:style-name="P3">view port rectangle for screen split</text:p>
      <text:p text:style-name="P3"/>
      <text:p text:style-name="P14">code optimising</text:p>
      <text:p text:style-name="P12"><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19">might be nice if health boxes give you the health you are + a percentage back so the more damaged you are by taking a fight more health you gain – insentive and comeback mechanic or reason to get health at the last moment!</text:p>
      <text:p text:style-name="Standard"/>
      <text:p text:style-name="P15"><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5"><text:a xlink:type="simple" xlink:href="https://vimeo.com/36579366" office:target-frame-name="_blank" xlink:show="new" text:style-name="Internet_20_link" text:visited-style-name="Visited_20_Internet_20_Link"><text:span text:style-name="T1">https://vimeo.com/36579366</text:span></text:a> </text:p>
      <text:p text:style-name="P15"><text:span text:style-name="T5">when refactoring make alist of useful stuff from sololearn course and then try and use all o fthem so i get practice of each</text:span> </text:p>
      <text:p text:style-name="P15">try and get these things in refactor to help me learn them</text:p>
      <text:p text:style-name="P15"/>
      <text:p text:style-name="P15"/>
      <text:p text:style-name="P15"/>
      <text:p text:style-name="Standard"/>
      <text:p text:style-name="P3">a constructor same name as class and runs when instantiate class, could be use ful for refactor of my code maybe. not sure how it is different to start</text:p>
      <text:p text:style-name="P3"/>
      <text:p text:style-name="P7"><text:span text:style-name="T3">public string Name</text:span><text:span text:style-name="T2"> </text:span><text:span text:style-name="T4">//property</text:span><text:line-break/><text:span text:style-name="T3">{<text:line-break/>get { return name; }<text:line-break/>set { name = value; }</text:span></text:p>
      <text:p text:style-name="P9">}</text:p>
      <text:p text:style-name="P3"/>
      <text:p text:style-name="P8"><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3"/>
      <text:p text:style-name="P3">this would refactor my playersetting static instances nicely</text:p>
      <text:p text:style-name="P3"/>
      <text:p text:style-name="P6"><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4">}</text:p>
      <text:p text:style-name="P8">...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6"><text:span text:style-name="T5">when refactor canon  </text:span><text:span text:style-name="T3">~Dog() - destructor runs on destruction</text:span></text:p>
      <text:p text:style-name="P3"/>
      <text:p text:style-name="P3">could be useful for setting up enemy types</text:p>
      <text:p text:style-name="P17"><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5"><text:soft-page-break/><text:span text:style-name="T5">should playersettings be an abstractic class because i only take from it static classes but never use it itself</text:span> </text:p>
      <text:p text:style-name="P5">should playersettings be an abstractic class because i only take from it static classes but never use it itself </text:p>
      <text:p text:style-name="P3">or interface if all elements abstract</text:p>
      <text:p text:style-name="P3"/>
      <text:p text:style-name="P3">really need to plan the refactor and compare abstracts interfaces etc and really plan out all the elements i want to use and where most appropriate</text:p>
      <text:p text:style-name="P3">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18">look up development when to use a nested class for example</text:p>
      <text:p text:style-name="P3">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3">does abstract struct exist ... nope</text:p>
      <text:p text:style-name="P3"/>
      <text:p text:style-name="P14">what about a struct with a this(){index whatever} would this allow a struct holding ever one of the player settup</text:p>
      <text:h text:style-name="P11" text:outline-level="2">Structs vs Classes</text:h>
      <text:p text:style-name="P10"><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3"/>
      <text:p text:style-name="P13">so maybe a class with a struct the struct holding the non changeable data per class player settings</text:p>
      <text:p text:style-name="P13"/>
      <text:p text:style-name="P13">... maybe make a grid of all the possible ways of playersettings functioning and then ask someone who has skill with c#</text:p>
      <text:p text:style-name="P13">maybe dad or alan will know someone - do pros and cons analysis</text:p>
      <text:p text:style-name="P13"/>
      <text:p text:style-name="P13">need to find a good graphic comparing struct enums classes ... - what are all these things called operators, no, types, no, ... </text:p>
      <text:p text:style-name="P13"/>
      <text:p text:style-name="P13"/>
      <text:p text:style-name="P13">use enum switch statements somewhere maybe would work well in the arrays of the pirate speach </text:p>
      <text:p text:style-name="P13"/>
      <text:p text:style-name="P13">need a way of working out when ai bust so can set them to blow themselves up</text:p>
      <text:p text:style-name="P13"/>
      <text:p text:style-name="P13"/>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67</meta:editing-cycles>
    <meta:creation-date>2018-10-19T14:39:00</meta:creation-date>
    <dc:date>2018-11-21T00:29:13.61</dc:date>
    <meta:editing-duration>P1DT9H50M39S</meta:editing-duration>
    <meta:generator>OpenOffice/4.1.5$Win32 OpenOffice.org_project/415m1$Build-9789</meta:generator>
    <meta:document-statistic meta:table-count="0" meta:image-count="0" meta:object-count="0" meta:page-count="12" meta:paragraph-count="164" meta:word-count="2685" meta:character-count="1509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